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officeooo:rsid="000a6b6b" officeooo:paragraph-rsid="000a6b6b"/>
    </style:style>
    <style:style style:name="P2" style:family="paragraph" style:parent-style-name="Table_20_Contents">
      <style:text-properties officeooo:rsid="000a6b6b" officeooo:paragraph-rsid="000bcf16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34af69" officeooo:paragraph-rsid="000cf011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6pt" fo:font-style="normal" fo:font-weight="normal" officeooo:rsid="0055ea04" officeooo:paragraph-rsid="000cf011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urier New" fo:font-size="12pt" fo:font-style="normal" officeooo:rsid="01e03e6a" officeooo:paragraph-rsid="000cf011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055ea04" officeooo:paragraph-rsid="000cf011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6pt" fo:font-style="normal" fo:font-weight="normal" officeooo:rsid="0055ea04" officeooo:paragraph-rsid="000cf011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0cf011"/>
    </style:style>
    <style:style style:name="P9" style:family="paragraph" style:parent-style-name="Standard">
      <style:text-properties fo:font-size="16pt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paragraph-rsid="000cf011" style:font-size-asian="16pt" style:font-size-complex="16pt"/>
    </style:style>
    <style:style style:name="T1" style:family="text">
      <style:text-properties officeooo:rsid="000bcf16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40d453"/>
    </style:style>
    <style:style style:name="T4" style:family="text">
      <style:text-properties style:font-name="Courier New" officeooo:rsid="000cf011"/>
    </style:style>
    <style:style style:name="T5" style:family="text">
      <style:text-properties officeooo:rsid="0056f217"/>
    </style:style>
    <style:style style:name="T6" style:family="text">
      <style:text-properties officeooo:rsid="000cf0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b1 = suche("Kandinsky", wurzel);</text:span></text:p>
      <text:p text:style-name="P9"/>
      <text:p text:style-name="P4"><text:span text:style-name="T3">0</text:span><text:span text:style-name="T2">1 suche() <text:s text:c="22"/>knoten → </text:span><text:span text:style-name="T4">Matisse</text:span></text:p>
      <text:p text:style-name="P4"><text:span text:style-name="T2"><text:s text:c="3"/></text:span><text:span text:style-name="T4">03 isEmpty()? false</text:span></text:p>
      <text:p text:style-name="P4"><text:span text:style-name="T4"><text:s text:c="3"/>07 knotenName = Matisse</text:span></text:p>
      <text:p text:style-name="P4"><text:span text:style-name="T4"><text:s text:c="3"/>08 equals()? false</text:span></text:p>
      <text:p text:style-name="P4"><text:span text:style-name="T4"><text:s text:c="3"/>12 compareTo() &lt; 0? true</text:span></text:p>
      <text:p text:style-name="P7"><text:s text:c="3"/>14 suche() <text:s text:c="19"/>knoten → Cézannes</text:p>
      <text:p text:style-name="P7"><text:s text:c="6"/><text:span text:style-name="T6">03 isEmpty()? false</text:span></text:p>
      <text:p text:style-name="P7"><text:s text:c="6"/>... </text:p>
      <text:p text:style-name="P10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4:17:50.775000000</meta:creation-date>
    <dc:date>2021-07-01T22:56:53.409000000</dc:date>
    <meta:editing-duration>PT49M24S</meta:editing-duration>
    <meta:editing-cycles>3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9" meta:word-count="33" meta:character-count="262" meta:non-whitespace-character-count="169"/>
  </office:meta>
</office:document-meta>
</file>